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4382976DBE5EB42CB7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11cm, 5.835cm, 0.33cm, 8.835cm)" draw:image-opacity="100%" style:mirror="none"/>
    </style:style>
    <style:style style:name="gr2" style:family="graphic" style:parent-style-name="objectwithoutfill">
      <style:graphic-properties draw:stroke="dash" draw:stroke-dash="Long_20_Dash" svg:stroke-width="0.081cm" svg:stroke-color="#8d28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Long_20_Dash" svg:stroke-width="0.081cm" svg:stroke-color="#16825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Long_20_Dash" svg:stroke-width="0.081cm" svg:stroke-color="#e8a20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23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8d281e" style:font-name="Cabin" fo:font-size="28pt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color="#168253" style:font-name="Cabin" fo:font-size="2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e8a202" style:font-name="Cabin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8d281e" style:font-name="Cabin" fo:font-size="28pt" fo:font-weight="bold" style:font-weight-asian="bold" style:font-weight-complex="bold"/>
    </style:style>
    <style:style style:name="T2" style:family="text">
      <style:text-properties fo:color="#168253" style:font-name="Cabin" fo:font-size="28pt" fo:font-weight="bold" style:font-weight-asian="bold" style:font-weight-complex="bold"/>
    </style:style>
    <style:style style:name="T3" style:family="text">
      <style:text-properties fo:color="#e8a202" style:font-name="Cabin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e8a202" style:text-position="-33% 58%" style:font-name="Cabin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9.318cm" svg:height="19.743cm" svg:x="0.061cm" svg:y="0.356cm">
          <draw:image xlink:href="Pictures/1000020100000780000004382976DBE5EB42CB7D.png" xlink:type="simple" xlink:show="embed" xlink:actuate="onLoad" loext:mime-type="image/png">
            <text:p/>
          </draw:image>
        </draw:frame>
        <draw:line draw:style-name="gr2" draw:text-style-name="P2" draw:layer="layout" svg:x1="28.7cm" svg:y1="8.7cm" svg:x2="3.1cm" svg:y2="8.7cm">
          <text:p/>
        </draw:line>
        <draw:line draw:style-name="gr3" draw:text-style-name="P2" draw:layer="layout" svg:x1="28.7cm" svg:y1="12.9cm" svg:x2="3.1cm" svg:y2="12.9cm">
          <text:p/>
        </draw:line>
        <draw:line draw:style-name="gr4" draw:text-style-name="P2" draw:layer="layout" svg:x1="19.5cm" svg:y1="18.7cm" svg:x2="19.5cm" svg:y2="1cm">
          <text:p/>
        </draw:line>
        <draw:frame draw:style-name="gr5" draw:text-style-name="P3" draw:layer="layout" svg:width="9.1cm" svg:height="1.45cm" svg:x="3.5cm" svg:y="7.5cm">
          <draw:text-box>
            <text:p><text:span text:style-name="T1">Maximal amplitude</text:span></text:p>
          </draw:text-box>
        </draw:frame>
        <draw:frame draw:style-name="gr6" draw:text-style-name="P4" draw:layer="layout" svg:width="4.2cm" svg:height="1.45cm" svg:x="3.7cm" svg:y="11.7cm">
          <draw:text-box>
            <text:p><text:span text:style-name="T2">f=40 %</text:span></text:p>
          </draw:text-box>
        </draw:frame>
        <draw:frame draw:style-name="gr7" draw:text-style-name="P5" draw:layer="layout" svg:width="3.2cm" svg:height="2.487cm" svg:x="19cm" svg:y="18.3cm">
          <draw:text-box>
            <text:p><text:span text:style-name="T3">T</text:span><text:span text:style-name="T4">puls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bin" svg:font-family="Cabi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9T16:42:01.699389727</meta:creation-date>
    <dc:date>2020-02-20T13:25:23.459997482</dc:date>
    <meta:editing-duration>PT13M13S</meta:editing-duration>
    <meta:editing-cycles>12</meta:editing-cycles>
    <meta:generator>LibreOffice/6.4.0.3$Linux_X86_64 LibreOffice_project/4c008856d7f83292dc6823d3bed76200cc9a2ba2</meta:generator>
    <meta:document-statistic meta:object-count="7"/>
  </office:meta>
</office:document-meta>
</file>